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ference.get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newTryCatchReference( final int tryCatchBlock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newExceptionReference( final int exceptio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getTryCatchBlock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getSuperTyp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newSuperTypeReference( final int itf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newTypeArgumentReference( final int sort , final int arg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newTypeReference( final int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newTypeParameterReference( final int sort , final int para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getTypeArgumen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getException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newTypeParameterBoundReference( final int sort , final int paramIndex , final int boun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getTypeParameterBound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getTypeParamete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getFormalParamete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putTarget( final int targetTypeAndInfo , final ByteVector outpu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ypeReference.TypeReference( final int 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newFormalParameterReference( final int para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